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Myanmar</text:h>
      <text:h text:style-name="Heading_20_3" text:outline-level="3">Newspapers</text:h>
      <text:p text:style-name="First_20_paragraph"><text:span text:style-name="T1">Since</text:span><text:span text:style-name="T2"> </text:span><text:span text:style-name="T3">the</text:span><text:span text:style-name="T4"> </text:span><text:span text:style-name="T5">relaxation</text:span><text:span text:style-name="T6"> </text:span><text:span text:style-name="T7">of</text:span><text:span text:style-name="T8"> </text:span><text:span text:style-name="T9">press</text:span><text:span text:style-name="T10"> </text:span><text:span text:style-name="T11">controls</text:span><text:span text:style-name="T12"> </text:span><text:span text:style-name="T13">in</text:span><text:span text:style-name="T14"> </text:span><text:span text:style-name="T15">2013,</text:span><text:span text:style-name="T16"> </text:span><text:span text:style-name="T17">there</text:span><text:span text:style-name="T18"> </text:span><text:span text:style-name="T19">has</text:span><text:span text:style-name="T20"> </text:span><text:span text:style-name="T21">been</text:span><text:span text:style-name="T22"> </text:span><text:span text:style-name="T23">a</text:span><text:span text:style-name="T24"> </text:span><text:span text:style-name="T25">proliferation</text:span><text:span text:style-name="T26"> </text:span><text:span text:style-name="T27">of</text:span><text:span text:style-name="T28"> </text:span><text:span text:style-name="T29">new</text:span><text:span text:style-name="T30"> </text:span><text:span text:style-name="T31">mainstream</text:span><text:span text:style-name="T32"> </text:span><text:span text:style-name="T33">private</text:span><text:span text:style-name="T34"> </text:span><text:span text:style-name="T35">news</text:span><text:span text:style-name="T36"> </text:span><text:span text:style-name="T37">sources</text:span><text:span text:style-name="T38"> </text:span><text:span text:style-name="T39">opening</text:span><text:span text:style-name="T40"> </text:span><text:span text:style-name="T41">(and</text:span><text:span text:style-name="T42"> </text:span><text:span text:style-name="T43">sometimes</text:span><text:span text:style-name="T44"> </text:span><text:span text:style-name="T45">closing),</text:span><text:span text:style-name="T46"> </text:span><text:span text:style-name="T47">as</text:span><text:span text:style-name="T48"> </text:span><text:span text:style-name="T49">they</text:span><text:span text:style-name="T50"> </text:span><text:span text:style-name="T51">compete</text:span><text:span text:style-name="T52"> </text:span><text:span text:style-name="T53">for</text:span><text:span text:style-name="T54"> </text:span><text:span text:style-name="T55">audience</text:span><text:span text:style-name="T56"> </text:span><text:span text:style-name="T57">and</text:span><text:span text:style-name="T58"> </text:span><text:span text:style-name="T59">advertisers.</text:span></text:p>
      <text:p text:style-name="Text_20_body"><text:span text:style-name="T60">Myanmar</text:span><text:span text:style-name="T61"> </text:span><text:span text:style-name="T62">Times</text:span> English language weekly (in March will shift to daily print publication)</text:p>
      <text:p text:style-name="Text_20_body"><text:span text:style-name="T63">Mizzima</text:span><text:span text:style-name="T64"> </text:span><text:span text:style-name="T65">News</text:span> Recently announced it would cease daily print publication, focus on online news.</text:p>
      <text:h text:style-name="Heading_20_3" text:outline-level="3">Blogs</text:h>
      <text:p text:style-name="First_20_paragraph">Wunna Htun (Soren's contact, get details)</text:p>
      <text:h text:style-name="Heading_20_1" text:outline-level="1">Middle East / North Africa region</text:h>
      <text:h text:style-name="Heading_20_2" text:outline-level="2">Regional/Cross-border</text:h>
      <text:p text:style-name="First_20_paragraph"><text:span text:style-name="T66">Al</text:span><text:span text:style-name="T67"> </text:span><text:span text:style-name="T68">Jazeera</text:span> Obviously.</text:p>
      <text:p text:style-name="Text_20_body"><text:span text:style-name="T69">Jadaliyya</text:span> http://www.jadaliyya.com/ Radical left news and analysis of the Middle East.</text:p>
      <text:h text:style-name="Heading_20_2" text:outline-level="2">Egypt</text:h>
      <text:p text:style-name="First_20_paragraph"><text:span text:style-name="T70">Mada</text:span><text:span text:style-name="T71"> </text:span><text:span text:style-name="T72">Masr</text:span> Online independent news site. Recently profiled in <text:a xlink:type="simple" xlink:href="http://www.theguardian.com/news/2015/jan/27/-sp-online-newspaper-keeping-press-freedom-alive-egypt?curator=MediaREDEF" office:name=""><text:span text:style-name="Definition"><text:span text:style-name="T73">the</text:span><text:span text:style-name="T74"> </text:span><text:span text:style-name="T75">Guardian</text:span></text:span></text:a></text:p>
      <text:h text:style-name="Heading_20_1" text:outline-level="1">Zimbabwe</text:h>
      <text:h text:style-name="Heading_20_1" text:outline-level="1">Uganda</text:h>
      <text:h text:style-name="Heading_20_1" text:outline-level="1">Banglades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